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agraph-properties fo:text-align="center"/>
    </style:style>
    <style:style style:name="P2" style:family="paragraph">
      <loext:graphic-properties draw:fill-color="#000080"/>
    </style:style>
    <style:style style:name="P3" style:family="paragraph">
      <loext:graphic-properties draw:fill="none" draw:fill-color="#ffffff"/>
      <style:text-properties fo:font-size="14pt" style:font-size-asian="14pt" style:font-size-complex="14pt"/>
    </style:style>
    <style:style style:name="P4" style:family="paragraph">
      <loext:graphic-properties draw:fill-color="#ff0000"/>
    </style:style>
    <style:style style:name="P5" style:family="paragraph">
      <style:text-properties fo:font-size="16pt" fo:font-weight="bold" style:font-size-asian="16pt" style:font-weight-asian="bold" style:font-size-complex="16pt" style:font-weight-complex="bold"/>
    </style:style>
    <style:style style:name="P6" style:family="paragraph">
      <loext:graphic-properties draw:fill="none" draw:fill-color="#ffffff"/>
      <style:text-properties fo:font-size="16pt" fo:font-weight="bold" style:font-size-asian="16pt" style:font-weight-asian="bold" style:font-size-complex="16pt" style:font-weight-complex="bold"/>
    </style:style>
    <style:style style:name="P7" style:family="paragraph">
      <style:text-properties fo:color="#ffffff" fo:font-size="18pt" fo:font-weight="bold" style:font-size-asian="18pt" style:font-weight-asian="bold" style:font-size-complex="18pt" style:font-weight-complex="bold"/>
    </style:style>
    <style:style style:name="P8" style:family="paragraph">
      <loext:graphic-properties draw:fill="none" draw:fill-color="#ffffff"/>
      <style:text-properties fo:color="#ffffff" fo:font-size="18pt" fo:font-weight="bold" style:font-size-asian="18pt" style:font-weight-asian="bold" style:font-size-complex="18pt" style:font-weight-complex="bold"/>
    </style:style>
    <style:style style:name="T1" style:family="text">
      <style:text-properties fo:font-size="14pt" style:font-size-asian="14pt" style:font-size-complex="14pt"/>
    </style:style>
    <style:style style:name="T2" style:family="text">
      <style:text-properties fo:font-size="16pt" fo:font-weight="bold" style:font-size-asian="16pt" style:font-weight-asian="bold" style:font-size-complex="16pt" style:font-weight-complex="bold"/>
    </style:style>
    <style:style style:name="T3" style:family="text">
      <style:text-properties fo:color="#ffffff" fo:font-size="18pt" fo:font-weight="bold" style:font-size-asian="18pt" style:font-weight-asian="bold" style:font-size-complex="18pt" style:font-weight-complex="bold"/>
    </style:style>
    <style:style style:name="gr1" style:family="graphic">
      <style:graphic-properties svg:stroke-width="0.049cm" svg:stroke-color="#000000" draw:marker-start="Dimension_20_Lines" draw:marker-start-width="0.494cm" draw:marker-end="Dimension_20_Lines" draw:marker-end-width="0.494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2" style:family="graphic">
      <style:graphic-properties style:run-through="foreground"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1.265cm" fo:min-width="4.974cm" style:run-through="foreground"/>
    </style:style>
    <style:style style:name="gr4" style:family="graphic">
      <style:graphic-properties draw:fill-color="#000080" draw:textarea-horizontal-align="justify" draw:textarea-vertical-align="middle" draw:auto-grow-height="false" fo:min-height="0.912cm" fo:min-width="3.651cm" style:run-through="foreground"/>
    </style:style>
    <style:style style:name="gr5" style:family="graphic">
      <style:graphic-properties svg:stroke-width="0.049cm" svg:stroke-color="#000000" draw:marker-start="Arrow" draw:marker-start-width="0.494cm" draw:marker-end="Arrow" draw:marker-end-width="0.494cm" draw:textarea-horizontal-align="center" draw:textarea-vertical-align="middle" fo:padding-top="0.025cm" fo:padding-bottom="0.025cm" fo:padding-left="0.025cm" fo:padding-right="0.025cm" style:run-through="foreground"/>
    </style:style>
    <style:style style:name="gr6" style:family="graphic">
      <style:graphic-properties draw:stroke="dash" draw:stroke-dash="Fine_20_Dashed" svg:stroke-width="0.019cm" svg:stroke-color="#000000" draw:marker-start-width="0.406cm" draw:marker-end-width="0.406cm" draw:textarea-horizontal-align="center" draw:textarea-vertical-align="middle" fo:padding-top="0.011cm" fo:padding-bottom="0.011cm" fo:padding-left="0.011cm" fo:padding-right="0.011cm" style:run-through="foreground"/>
    </style:style>
    <style:style style:name="gr7" style:family="graphic">
      <style:graphic-properties draw:stroke="none" svg:stroke-color="#000000" draw:fill="none" draw:fill-color="#ffffff" fo:min-height="0.587cm" style:run-through="foreground"/>
    </style:style>
    <style:style style:name="gr8" style:family="graphic">
      <style:graphic-properties draw:stroke="none" svg:stroke-color="#000000" draw:fill="none" draw:fill-color="#ffffff" fo:min-height="1.141cm" style:run-through="foreground"/>
    </style:style>
    <style:style style:name="gr9" style:family="graphic">
      <style:graphic-properties draw:textarea-horizontal-align="justify" draw:textarea-vertical-align="middle" draw:auto-grow-height="false" fo:min-height="1.265cm" fo:min-width="9.354cm" style:run-through="foreground" style:vertical-pos="from-top" style:vertical-rel="paragraph" style:horizontal-pos="from-left" style:horizontal-rel="paragraph"/>
    </style:style>
    <style:style style:name="gr10" style:family="graphic">
      <style:graphic-properties svg:stroke-width="0.019cm" svg:stroke-color="#000000" draw:marker-start-width="0.413cm" draw:marker-end-width="0.413cm" draw:fill-color="#ff0000" draw:textarea-horizontal-align="justify" draw:textarea-vertical-align="middle" draw:auto-grow-height="false" fo:min-height="0.912cm" fo:min-width="9.53cm" fo:padding-top="0.009cm" fo:padding-bottom="0.009cm" fo:padding-left="0.009cm" fo:padding-right="0.009cm" style:run-through="foreground" style:vertical-pos="from-top" style:vertical-rel="paragraph" style:horizontal-pos="from-left" style:horizontal-rel="paragraph"/>
    </style:style>
    <style:style style:name="gr11" style:family="graphic">
      <style:graphic-properties svg:stroke-width="0.049cm" svg:stroke-color="#000000" draw:marker-start="Arrow" draw:marker-start-width="0.494cm" draw:marker-end="Arrow" draw:marker-end-width="0.494cm" draw:textarea-horizontal-align="center" draw:textarea-vertical-align="middle" fo:padding-top="0.025cm" fo:padding-bottom="0.025cm" fo:padding-left="0.025cm" fo:padding-right="0.025cm" style:run-through="foreground" style:vertical-pos="from-top" style:vertical-rel="paragraph" style:horizontal-pos="from-left" style:horizontal-rel="paragraph"/>
    </style:style>
    <style:style style:name="gr12" style:family="graphic">
      <style:graphic-properties svg:stroke-width="0.049cm" svg:stroke-color="#ff0000" draw:marker-start="Arrow" draw:marker-start-width="0.494cm" draw:marker-end="Arrow" draw:marker-end-width="0.494cm" draw:textarea-horizontal-align="center" draw:textarea-vertical-align="middle" fo:padding-top="0.025cm" fo:padding-bottom="0.025cm" fo:padding-left="0.025cm" fo:padding-right="0.025cm" style:run-through="foreground" style:vertical-pos="from-top" style:vertical-rel="paragraph" style:horizontal-pos="from-left" style:horizontal-rel="paragraph"/>
    </style:style>
    <style:style style:name="gr13" style:family="graphic">
      <style:graphic-properties draw:stroke="dash" draw:stroke-dash="Fine_20_Dashed" svg:stroke-width="0.019cm" svg:stroke-color="#000000" draw:marker-start-width="0.406cm" draw:marker-end-width="0.406cm" draw:textarea-horizontal-align="center" draw:textarea-vertical-align="middle" fo:padding-top="0.011cm" fo:padding-bottom="0.011cm" fo:padding-left="0.011cm" fo:padding-right="0.011cm" style:run-through="foreground" style:vertical-pos="from-top" style:vertical-rel="paragraph" style:horizontal-pos="from-left" style:horizontal-rel="paragraph"/>
    </style:style>
    <style:style style:name="gr14" style:family="graphic">
      <style:graphic-properties draw:stroke="none" svg:stroke-color="#000000" draw:fill="none" draw:fill-color="#ffffff" fo:min-height="1.141cm" style:run-through="foreground" style:vertical-pos="from-top" style:vertical-rel="paragraph" style:horizontal-pos="from-left" style:horizontal-rel="paragraph"/>
    </style:style>
    <style:style style:name="gr15" style:family="graphic">
      <style:graphic-properties draw:stroke="none" svg:stroke-color="#000000" draw:fill="none" draw:fill-color="#ffffff" fo:min-height="0.587cm" style:run-through="foreground" style:vertical-pos="from-top" style:vertical-rel="paragraph" style:horizontal-pos="from-left" style:horizontal-rel="paragraph"/>
    </style:style>
    <style:style style:name="gr16" style:family="graphic">
      <style:graphic-properties draw:textarea-horizontal-align="justify" draw:textarea-vertical-align="middle" draw:auto-grow-height="false" fo:min-height="1.265cm" fo:min-width="6.678cm" style:run-through="foreground" style:vertical-pos="from-top" style:vertical-rel="paragraph" style:horizontal-pos="from-left" style:horizontal-rel="paragraph"/>
    </style:style>
    <style:style style:name="gr17" style:family="graphic">
      <style:graphic-properties draw:fill-color="#000080" draw:textarea-horizontal-align="justify" draw:textarea-vertical-align="middle" draw:auto-grow-height="false" fo:min-height="0.912cm" fo:min-width="5.796cm" style:run-through="foreground" style:vertical-pos="from-top" style:vertical-rel="paragraph" style:horizontal-pos="from-left" style:horizontal-rel="paragraph"/>
    </style:style>
    <style:style style:name="gr18" style:family="graphic">
      <style:graphic-properties draw:textarea-horizontal-align="justify" draw:textarea-vertical-align="middle" draw:auto-grow-height="false" fo:min-height="1.265cm" fo:min-width="6.503cm" style:run-through="foreground" style:vertical-pos="from-top" style:vertical-rel="paragraph" style:horizontal-pos="from-left" style:horizontal-rel="paragraph"/>
    </style:style>
    <style:style style:name="gr19" style:family="graphic">
      <style:graphic-properties draw:fill-color="#000080" draw:textarea-horizontal-align="justify" draw:textarea-vertical-align="middle" draw:auto-grow-height="false" fo:min-height="0.912cm" fo:min-width="4.21cm" style:run-through="foreground" style:vertical-pos="from-top" style:vertical-rel="paragraph" style:horizontal-pos="from-left" style:horizontal-rel="paragraph"/>
    </style:style>
    <style:style style:name="gr20" style:family="graphic">
      <style:graphic-properties draw:textarea-horizontal-align="justify" draw:textarea-vertical-align="middle" draw:auto-grow-height="false" fo:min-height="1.265cm" fo:min-width="11.529cm" style:run-through="foreground" style:vertical-pos="from-top" style:vertical-rel="paragraph" style:horizontal-pos="from-left" style:horizontal-rel="paragraph"/>
    </style:style>
    <style:style style:name="gr21" style:family="graphic">
      <style:graphic-properties svg:stroke-width="0.019cm" svg:stroke-color="#000000" draw:marker-start-width="0.407cm" draw:marker-end-width="0.407cm" draw:fill-color="#ff0000" draw:textarea-horizontal-align="justify" draw:textarea-vertical-align="middle" draw:auto-grow-height="false" fo:min-height="0.912cm" fo:min-width="11.677cm" fo:padding-top="0.009cm" fo:padding-bottom="0.009cm" fo:padding-left="0.009cm" fo:padding-right="0.009cm" style:run-through="foreground" style:vertical-pos="from-top" style:vertical-rel="paragraph" style:horizontal-pos="from-left" style:horizontal-rel="paragraph"/>
    </style:style>
    <style:style style:name="gr22" style:family="graphic">
      <style:graphic-properties draw:stroke="none" svg:stroke-color="#000000" draw:fill="none" draw:fill-color="#ffffff" fo:min-height="0.88cm" style:run-through="foreground" style:vertical-pos="from-top" style:vertical-rel="paragraph" style:horizontal-pos="from-left" style:horizontal-rel="paragraph"/>
    </style:style>
    <style:style style:name="gr23" style:family="graphic">
      <style:graphic-properties svg:stroke-width="0.049cm" svg:stroke-color="#000000" draw:marker-start-width="0.494cm" draw:marker-end-width="0.494cm" draw:fill-color="#ff0000" draw:textarea-horizontal-align="justify" draw:textarea-vertical-align="middle" draw:auto-grow-height="false" fo:min-height="1.08cm" fo:min-width="2.051cm" fo:padding-top="0.025cm" fo:padding-bottom="0.025cm" fo:padding-left="0.025cm" fo:padding-right="0.025cm" style:run-through="foreground"/>
    </style:style>
    <style:style style:name="gr24" style:family="graphic">
      <style:graphic-properties draw:textarea-horizontal-align="justify" draw:textarea-vertical-align="middle" draw:auto-grow-height="false" fo:min-height="0.085cm" fo:min-width="0.025cm" style:run-through="foreground"/>
    </style:style>
    <style:style style:name="gr25" style:family="graphic">
      <style:graphic-properties draw:stroke="none" svg:stroke-color="#000000" draw:fill="none" draw:fill-color="#ffffff" fo:min-height="1.3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g text:anchor-type="paragraph" draw:z-index="1" draw:style-name="gr2"><draw:custom-shape draw:name="Forma2" draw:style-name="gr3" svg:width="4.975cm" svg:height="1.265cm" svg:x="2.408cm" svg:y="2.387cm"><text:p/><draw:enhanced-geometry svg:viewBox="0 0 21600 21600" draw:type="rectangle" draw:enhanced-path="M 0 0 L 21600 0 21600 21600 0 21600 0 0 Z N"/></draw:custom-shape><draw:custom-shape draw:name="Forma2" draw:style-name="gr4" draw:text-style-name="P2" svg:width="3.652cm" svg:height="0.913cm" svg:x="2.408cm" svg:y="2.563cm"><text:p/><draw:enhanced-geometry svg:viewBox="0 0 21600 21600" draw:type="rectangle" draw:enhanced-path="M 0 0 L 21600 0 21600 21600 0 21600 0 0 Z N"/></draw:custom-shape><draw:line draw:name="Forma1" draw:style-name="gr5" draw:text-style-name="P1" svg:x1="7.352cm" svg:y1="1.858cm" svg:x2="2.408cm" svg:y2="1.858cm"><text:p/></draw:line><draw:line draw:name="Forma1" draw:style-name="gr5" draw:text-style-name="P1" svg:x1="6.024cm" svg:y1="1.141cm" svg:x2="2.408cm" svg:y2="1.152cm"><text:p/></draw:line><draw:line draw:name="Forma1" draw:style-name="gr6" draw:text-style-name="P1" svg:x1="6.024cm" svg:y1="1.152cm" svg:x2="6.024cm" svg:y2="3.651cm"><text:p/></draw:line><draw:line draw:name="Forma1" draw:style-name="gr6" draw:text-style-name="P1" svg:x1="7.352cm" svg:y1="1.858cm" svg:x2="7.382cm" svg:y2="3.652cm"><text:p/></draw:line><draw:frame draw:name="Forma3" draw:style-name="gr7" draw:text-style-name="P3" svg:width="2.029cm" svg:height="0.588cm" svg:x="3.413cm" svg:y="0.27cm"><draw:text-box><text:p><text:span text:style-name="T1">Duration</text:span></text:p></draw:text-box></draw:frame><draw:frame draw:name="Forma3" draw:style-name="gr8" draw:text-style-name="P3" svg:width="3.118cm" svg:height="1.142cm" svg:x="3.267cm" svg:y="1.27cm"><draw:text-box><text:p><text:span text:style-name="T1">Max </text:span><text:span text:style-name="T1">duration</text:span></text:p></draw:text-box></draw:frame></draw:g><draw:line text:anchor-type="paragraph" draw:z-index="0" draw:name="Forma1" draw:style-name="gr1" draw:text-style-name="P1" svg:x1="2.413cm" svg:y1="0.386cm" svg:x2="2.501cm" svg:y2="17.291cm"><text:p/></draw:line></text:p>
      <text:p text:style-name="Standard"/>
      <text:p text:style-name="Standard"/>
      <text:p text:style-name="Standard"/>
      <text:p text:style-name="Standard"/>
      <text:p text:style-name="Standard"><draw:frame text:anchor-type="paragraph" draw:z-index="43" draw:name="Forma3" draw:style-name="gr22" draw:text-style-name="P6" svg:width="2.14cm" svg:height="0.881cm" svg:x="0.268cm" svg:y="0.247cm"><draw:text-box><text:p text:style-name="P5"><text:span text:style-name="T2">Job #0</text:span></text:p></draw:text-box></draw:frame></text:p>
      <text:p text:style-name="Standard"/>
      <text:p text:style-name="Standard"><draw:frame text:anchor-type="paragraph" draw:z-index="29" draw:name="Forma3" draw:style-name="gr14" draw:text-style-name="P3" svg:width="3.118cm" svg:height="1.142cm" svg:x="3.237cm" svg:y="1.099cm"><draw:text-box><text:p><text:span text:style-name="T1">Max duration</text:span></text:p></draw:text-box></draw:frame><draw:line text:anchor-type="paragraph" draw:z-index="30" draw:name="Forma1" draw:style-name="gr13" draw:text-style-name="P1" svg:x1="2.378cm" svg:y1="0.97cm" svg:x2="2.378cm" svg:y2="3.469cm"><text:p/></draw:line><draw:frame text:anchor-type="paragraph" draw:z-index="31" draw:name="Forma3" draw:style-name="gr15" draw:text-style-name="P3" svg:width="2.029cm" svg:height="0.588cm" svg:x="3.323cm" svg:y="0.243cm"><draw:text-box><text:p><text:span text:style-name="T1">Duration</text:span></text:p></draw:text-box></draw:frame></text:p>
      <text:p text:style-name="Standard"/>
      <text:p text:style-name="Standard"><draw:line text:anchor-type="paragraph" draw:z-index="27" draw:name="Forma1" draw:style-name="gr13" draw:text-style-name="P1" svg:x1="6.553cm" svg:y1="0.007cm" svg:x2="6.553cm" svg:y2="2.506cm"><text:p/></draw:line><draw:line text:anchor-type="paragraph" draw:z-index="26" draw:name="Forma1" draw:style-name="gr11" draw:text-style-name="P1" svg:x1="6.553cm" svg:y1="0.007cm" svg:x2="2.378cm" svg:y2="0.007cm"><text:p/></draw:line><draw:g text:anchor-type="paragraph" draw:z-index="48" draw:style-name="gr2"><draw:custom-shape draw:name="Forma4" draw:style-name="gr23" draw:text-style-name="P4" svg:width="5.176cm" svg:height="2.793cm" svg:x="11.994cm" svg:y="0.182cm"><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custom-shape draw:style-name="gr24" svg:width="0.059cm" svg:height="0.207cm" svg:x="16.495cm" svg:y="3.119cm"><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frame draw:name="Forma3" draw:style-name="gr25" draw:text-style-name="P8" svg:width="2.5cm" svg:height="1.301cm" svg:x="13.202cm" svg:y="1.323cm"><draw:text-box><text:p text:style-name="P7"><text:span text:style-name="T3">Timeout!</text:span></text:p></draw:text-box></draw:frame></draw:g></text:p>
      <text:p text:style-name="Standard"><draw:line text:anchor-type="paragraph" draw:z-index="25" draw:name="Forma1" draw:style-name="gr11" draw:text-style-name="P1" svg:x1="8.851cm" svg:y1="0.251cm" svg:x2="2.378cm" svg:y2="0.226cm"><text:p/></draw:line><draw:line text:anchor-type="paragraph" draw:z-index="28" draw:name="Forma1" draw:style-name="gr13" draw:text-style-name="P1" svg:x1="8.851cm" svg:y1="0.226cm" svg:x2="8.881cm" svg:y2="2.02cm"><text:p/></draw:line></text:p>
      <text:p text:style-name="Standard"><draw:custom-shape text:anchor-type="paragraph" draw:z-index="23" draw:name="Forma2" draw:style-name="gr18" svg:width="6.504cm" svg:height="1.265cm" svg:x="2.378cm" svg:y="0.268cm"><text:p/><draw:enhanced-geometry svg:viewBox="0 0 21600 21600" draw:type="rectangle" draw:enhanced-path="M 0 0 L 21600 0 21600 21600 0 21600 0 0 Z N"/></draw:custom-shape><draw:custom-shape text:anchor-type="paragraph" draw:z-index="24" draw:name="Forma2" draw:style-name="gr19" draw:text-style-name="P2" svg:width="4.211cm" svg:height="0.913cm" svg:x="2.378cm" svg:y="0.445cm"><text:p/><draw:enhanced-geometry svg:viewBox="0 0 21600 21600" draw:type="rectangle" draw:enhanced-path="M 0 0 L 21600 0 21600 21600 0 21600 0 0 Z N"/></draw:custom-shape></text:p>
      <text:p text:style-name="Standard"><draw:frame text:anchor-type="paragraph" draw:z-index="44" draw:name="Forma3" draw:style-name="gr22" draw:text-style-name="P6" svg:width="2.14cm" svg:height="0.881cm" svg:x="0.238cm" svg:y="0.166cm"><draw:text-box><text:p text:style-name="P5"><text:span text:style-name="T2">Job #1</text:span></text:p></draw:text-box></draw:frame></text:p>
      <text:p text:style-name="Standard"/>
      <text:p text:style-name="Standard"><draw:frame text:anchor-type="paragraph" draw:z-index="7" draw:name="Forma3" draw:style-name="gr14" draw:text-style-name="P3" svg:width="3.118cm" svg:height="1.142cm" svg:x="5.943cm" svg:y="0.928cm"><draw:text-box><text:p><text:span text:style-name="T1">Max duration</text:span></text:p></draw:text-box></draw:frame><draw:line text:anchor-type="paragraph" draw:z-index="8" draw:name="Forma1" draw:style-name="gr13" draw:text-style-name="P1" svg:x1="5.084cm" svg:y1="0.799cm" svg:x2="5.084cm" svg:y2="3.298cm"><text:p/></draw:line><draw:frame text:anchor-type="paragraph" draw:z-index="9" draw:name="Forma3" draw:style-name="gr15" draw:text-style-name="P3" svg:width="2.029cm" svg:height="0.588cm" svg:x="6.029cm" svg:y="0.072cm"><draw:text-box><text:p><text:span text:style-name="T1">Duration</text:span></text:p></draw:text-box></draw:frame><draw:frame text:anchor-type="paragraph" draw:z-index="10" draw:name="Forma3" draw:style-name="gr15" draw:text-style-name="P3" svg:width="1.558cm" svg:height="0.588cm" svg:x="3.237cm" svg:y="2.372cm"><draw:text-box><text:p><text:span text:style-name="T1">o</text:span><text:span text:style-name="T1">f</text:span><text:span text:style-name="T1">f</text:span><text:span text:style-name="T1">s</text:span><text:span text:style-name="T1">e</text:span><text:span text:style-name="T1">t</text:span></text:p></draw:text-box></draw:frame><draw:line text:anchor-type="paragraph" draw:z-index="11" draw:name="Forma1" draw:style-name="gr11" draw:text-style-name="P1" svg:x1="5.084cm" svg:y1="3.309cm" svg:x2="2.413cm" svg:y2="3.309cm"><text:p/></draw:line></text:p>
      <text:p text:style-name="Standard"><draw:line text:anchor-type="paragraph" draw:z-index="6" draw:name="Forma1" draw:style-name="gr13" draw:text-style-name="P1" svg:x1="14.437cm" svg:y1="0.316cm" svg:x2="14.437cm" svg:y2="2.646cm"><text:p/></draw:line><draw:line text:anchor-type="paragraph" draw:z-index="5" draw:name="Forma1" draw:style-name="gr12" draw:text-style-name="P1" svg:x1="14.438cm" svg:y1="0.316cm" svg:x2="5.084cm" svg:y2="0.323cm"><text:p/></draw:line></text:p>
      <text:p text:style-name="Standard"/>
      <text:p text:style-name="Standard"><draw:line text:anchor-type="paragraph" draw:z-index="4" draw:name="Forma1" draw:style-name="gr11" draw:text-style-name="P1" svg:x1="14.438cm" svg:y1="0.055cm" svg:x2="5.084cm" svg:y2="0.055cm"><text:p/></draw:line></text:p>
      <text:p text:style-name="Standard"><draw:custom-shape text:anchor-type="paragraph" draw:z-index="2" draw:name="Forma2" draw:style-name="gr9" svg:width="9.355cm" svg:height="1.265cm" svg:x="5.084cm" svg:y="0.097cm"><text:p/><draw:enhanced-geometry svg:viewBox="0 0 21600 21600" draw:type="rectangle" draw:enhanced-path="M 0 0 L 21600 0 21600 21600 0 21600 0 0 Z N"/></draw:custom-shape><draw:custom-shape text:anchor-type="paragraph" draw:z-index="3" draw:name="Forma2" draw:style-name="gr10" draw:text-style-name="P4" svg:width="9.531cm" svg:height="0.913cm" svg:x="5.084cm" svg:y="0.273cm"><text:p/><draw:enhanced-geometry svg:viewBox="0 0 21600 21600" draw:type="rectangle" draw:enhanced-path="M 0 0 L 21600 0 21600 21600 0 21600 0 0 Z N"/></draw:custom-shape><draw:frame text:anchor-type="paragraph" draw:z-index="45" draw:name="Forma3" draw:style-name="gr22" draw:text-style-name="P6" svg:width="2.14cm" svg:height="0.881cm" svg:x="0.273cm" svg:y="0.482cm"><draw:text-box><text:p text:style-name="P5"><text:span text:style-name="T2">Job #2</text:span></text:p></draw:text-box></draw:frame></text:p>
      <text:p text:style-name="Standard"/>
      <text:p text:style-name="Standard"><draw:frame text:anchor-type="paragraph" draw:z-index="18" draw:name="Forma3" draw:style-name="gr14" draw:text-style-name="P3" svg:width="3.118cm" svg:height="1.142cm" svg:x="7.265cm" svg:y="1.244cm"><draw:text-box><text:p><text:span text:style-name="T1">Max duration</text:span></text:p></draw:text-box></draw:frame><draw:line text:anchor-type="paragraph" draw:z-index="19" draw:name="Forma1" draw:style-name="gr13" draw:text-style-name="P1" svg:x1="6.406cm" svg:y1="1.115cm" svg:x2="6.406cm" svg:y2="3.614cm"><text:p/></draw:line><draw:frame text:anchor-type="paragraph" draw:z-index="20" draw:name="Forma3" draw:style-name="gr15" draw:text-style-name="P3" svg:width="2.029cm" svg:height="0.588cm" svg:x="7.352cm" svg:y="0.388cm"><draw:text-box><text:p><text:span text:style-name="T1">Duration</text:span></text:p></draw:text-box></draw:frame></text:p>
      <text:p text:style-name="Standard"/>
      <text:p text:style-name="Standard"><draw:line text:anchor-type="paragraph" draw:z-index="16" draw:name="Forma1" draw:style-name="gr13" draw:text-style-name="P1" svg:x1="12.139cm" svg:y1="0.152cm" svg:x2="12.139cm" svg:y2="2.651cm"><text:p/></draw:line><draw:line text:anchor-type="paragraph" draw:z-index="15" draw:name="Forma1" draw:style-name="gr11" draw:text-style-name="P1" svg:x1="12.139cm" svg:y1="0.152cm" svg:x2="6.406cm" svg:y2="0.152cm"><text:p/></draw:line><draw:g text:anchor-type="paragraph" draw:z-index="49" draw:style-name="gr2"><draw:custom-shape draw:name="Forma4" draw:style-name="gr23" draw:text-style-name="P4" svg:width="5.176cm" svg:height="2.793cm" svg:x="16.462cm" svg:y="0.416cm"><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custom-shape draw:style-name="gr24" svg:width="0.059cm" svg:height="0.207cm" svg:x="20.963cm" svg:y="3.353cm"><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frame draw:name="Forma3" draw:style-name="gr25" draw:text-style-name="P8" svg:width="2.5cm" svg:height="1.301cm" svg:x="17.67cm" svg:y="1.557cm"><draw:text-box><text:p text:style-name="P7"><text:span text:style-name="T3">Timeout!</text:span></text:p></draw:text-box></draw:frame></draw:g></text:p>
      <text:p text:style-name="Standard"><draw:line text:anchor-type="paragraph" draw:z-index="17" draw:name="Forma1" draw:style-name="gr13" draw:text-style-name="P1" svg:x1="13.085cm" svg:y1="0.37cm" svg:x2="13.115cm" svg:y2="2.164cm"><text:p/></draw:line><draw:line text:anchor-type="paragraph" draw:z-index="14" draw:name="Forma1" draw:style-name="gr11" draw:text-style-name="P1" svg:x1="13.084cm" svg:y1="0.37cm" svg:x2="6.406cm" svg:y2="0.37cm"><text:p/></draw:line></text:p>
      <text:p text:style-name="Standard"><draw:custom-shape text:anchor-type="paragraph" draw:z-index="12" draw:name="Forma2" draw:style-name="gr16" svg:width="6.679cm" svg:height="1.265cm" svg:x="6.406cm" svg:y="0.413cm"><text:p/><draw:enhanced-geometry svg:viewBox="0 0 21600 21600" draw:type="rectangle" draw:enhanced-path="M 0 0 L 21600 0 21600 21600 0 21600 0 0 Z N"/></draw:custom-shape></text:p>
      <text:p text:style-name="Standard"><draw:frame text:anchor-type="paragraph" draw:z-index="21" draw:name="Forma3" draw:style-name="gr15" draw:text-style-name="P3" svg:width="1.558cm" svg:height="0.588cm" svg:x="3.826cm" svg:y="0.43cm"><draw:text-box><text:p><text:span text:style-name="T1">offset</text:span></text:p></draw:text-box></draw:frame><draw:custom-shape text:anchor-type="paragraph" draw:z-index="13" draw:name="Forma2" draw:style-name="gr17" draw:text-style-name="P2" svg:width="5.797cm" svg:height="0.913cm" svg:x="6.406cm" svg:y="0.102cm"><text:p/><draw:enhanced-geometry svg:viewBox="0 0 21600 21600" draw:type="rectangle" draw:enhanced-path="M 0 0 L 21600 0 21600 21600 0 21600 0 0 Z N"/></draw:custom-shape><draw:frame text:anchor-type="paragraph" draw:z-index="46" draw:name="Forma3" draw:style-name="gr22" draw:text-style-name="P6" svg:width="2.14cm" svg:height="0.881cm" svg:x="0.362cm" svg:y="0.31cm"><draw:text-box><text:p text:style-name="P5"><text:span text:style-name="T2">Job #3</text:span></text:p></draw:text-box></draw:frame></text:p>
      <text:p text:style-name="Standard"/>
      <text:p text:style-name="Standard"><draw:line text:anchor-type="paragraph" draw:z-index="22" draw:name="Forma1" draw:style-name="gr11" draw:text-style-name="P1" svg:x1="6.406cm" svg:y1="0.217cm" svg:x2="2.501cm" svg:y2="0.265cm"><text:p/></draw:line><draw:line text:anchor-type="paragraph" draw:z-index="37" draw:name="Forma1" draw:style-name="gr13" draw:text-style-name="P1" svg:x1="12.409cm" svg:y1="1.66cm" svg:x2="12.439cm" svg:y2="3.454cm"><text:p/></draw:line><draw:frame text:anchor-type="paragraph" draw:z-index="38" draw:name="Forma3" draw:style-name="gr14" draw:text-style-name="P3" svg:width="3.118cm" svg:height="1.142cm" svg:x="8.324cm" svg:y="1.072cm"><draw:text-box><text:p><text:span text:style-name="T1">Max duration</text:span></text:p></draw:text-box></draw:frame><draw:line text:anchor-type="paragraph" draw:z-index="39" draw:name="Forma1" draw:style-name="gr13" draw:text-style-name="P1" svg:x1="7.465cm" svg:y1="0.944cm" svg:x2="7.465cm" svg:y2="3.443cm"><text:p/></draw:line><draw:frame text:anchor-type="paragraph" draw:z-index="40" draw:name="Forma3" draw:style-name="gr15" draw:text-style-name="P3" svg:width="2.029cm" svg:height="0.588cm" svg:x="8.41cm" svg:y="0.217cm"><draw:text-box><text:p><text:span text:style-name="T1">Duration</text:span></text:p></draw:text-box></draw:frame></text:p>
      <text:p text:style-name="Standard"><draw:line text:anchor-type="paragraph" draw:z-index="36" draw:name="Forma1" draw:style-name="gr13" draw:text-style-name="P1" svg:x1="18.994cm" svg:y1="0.467cm" svg:x2="18.994cm" svg:y2="2.966cm"><text:p/></draw:line><draw:line text:anchor-type="paragraph" draw:z-index="35" draw:name="Forma1" draw:style-name="gr12" draw:text-style-name="P1" svg:x1="18.994cm" svg:y1="0.467cm" svg:x2="7.465cm" svg:y2="0.467cm"><text:p/></draw:line></text:p>
      <text:p text:style-name="Standard"/>
      <text:p text:style-name="Standard"><draw:line text:anchor-type="paragraph" draw:z-index="34" draw:name="Forma1" draw:style-name="gr11" draw:text-style-name="P1" svg:x1="18.994cm" svg:y1="0.157cm" svg:x2="7.465cm" svg:y2="0.199cm"><text:p/></draw:line></text:p>
      <text:p text:style-name="Standard"><draw:custom-shape text:anchor-type="paragraph" draw:z-index="32" draw:name="Forma2" draw:style-name="gr20" svg:width="11.53cm" svg:height="1.265cm" svg:x="7.465cm" svg:y="0.242cm"><text:p/><draw:enhanced-geometry svg:viewBox="0 0 21600 21600" draw:type="rectangle" draw:enhanced-path="M 0 0 L 21600 0 21600 21600 0 21600 0 0 Z N"/></draw:custom-shape><draw:custom-shape text:anchor-type="paragraph" draw:z-index="33" draw:name="Forma2" draw:style-name="gr21" draw:text-style-name="P4" svg:width="11.678cm" svg:height="0.913cm" svg:x="7.465cm" svg:y="0.418cm"><text:p/><draw:enhanced-geometry svg:viewBox="0 0 21600 21600" draw:type="rectangle" draw:enhanced-path="M 0 0 L 21600 0 21600 21600 0 21600 0 0 Z N"/></draw:custom-shape></text:p>
      <text:p text:style-name="Standard"><draw:frame text:anchor-type="paragraph" draw:z-index="41" draw:name="Forma3" draw:style-name="gr15" draw:text-style-name="P3" svg:width="1.558cm" svg:height="0.588cm" svg:x="4.323cm" svg:y="0.229cm"><draw:text-box><text:p><text:span text:style-name="T1">offset</text:span></text:p></draw:text-box></draw:frame><draw:frame text:anchor-type="paragraph" draw:z-index="47" draw:name="Forma3" draw:style-name="gr22" draw:text-style-name="P6" svg:width="2.14cm" svg:height="0.881cm" svg:x="0.268cm" svg:y="0.125cm"><draw:text-box><text:p text:style-name="P5"><text:span text:style-name="T2">Job #4</text:span></text:p></draw:text-box></draw:frame></text:p>
      <text:p text:style-name="Standard"><draw:line text:anchor-type="paragraph" draw:z-index="42" draw:name="Forma1" draw:style-name="gr11" draw:text-style-name="P1" svg:x1="7.465cm" svg:y1="0.533cm" svg:x2="2.501cm" svg:y2="0.519cm"><text:p/></draw:line></text:p>
      <text:p text:style-name="Standard"><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Dimension_20_Lines" draw:display-name="Dimension Lines" svg:viewBox="0 0 836 110" svg:d="M0 0h278 278 280v36 36 38h-278-278-280v-36-36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1T16:19:46.057035205</meta:creation-date>
    <dc:date>2017-01-11T16:48:08.472150793</dc:date>
    <meta:editing-duration>PT28M19S</meta:editing-duration>
    <meta:editing-cycles>8</meta:editing-cycles>
    <meta:generator>LibreOffice/5.1.4.2$Linux_X86_64 LibreOffice_project/10m0$Build-2</meta:generator>
    <meta:document-statistic meta:table-count="0" meta:image-count="0" meta:object-count="0" meta:page-count="2" meta:paragraph-count="0" meta:word-count="0" meta:character-count="0" meta:non-whitespace-character-count="0"/>
  </office:meta>
</office:document-meta>
</file>